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0fa1" officeooo:paragraph-rsid="000d0fa1"/>
    </style:style>
    <style:style style:name="P2" style:family="paragraph" style:parent-style-name="Standard">
      <style:paragraph-properties fo:text-align="start" style:justify-single-word="false"/>
      <style:text-properties officeooo:rsid="000d0fa1" officeooo:paragraph-rsid="000d0fa1"/>
    </style:style>
    <style:style style:name="P3" style:family="paragraph" style:parent-style-name="Standard">
      <style:paragraph-properties fo:text-align="justify" style:justify-single-word="false"/>
      <style:text-properties officeooo:rsid="000d0fa1" officeooo:paragraph-rsid="000d0fa1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d0fa1" officeooo:paragraph-rsid="000d0fa1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d0fa1" officeooo:paragraph-rsid="000d0fa1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paragraph-rsid="000d0fa1"/>
    </style:style>
    <style:style style:name="P7" style:family="paragraph" style:parent-style-name="Standard">
      <style:paragraph-properties fo:text-align="justify" style:justify-single-word="false"/>
      <style:text-properties officeooo:paragraph-rsid="00122f5e"/>
    </style:style>
    <style:style style:name="P8" style:family="paragraph" style:parent-style-name="Standard">
      <style:paragraph-properties fo:text-align="justify" style:justify-single-word="false"/>
      <style:text-properties officeooo:paragraph-rsid="00136343"/>
    </style:style>
    <style:style style:name="P9" style:family="paragraph" style:parent-style-name="Standard">
      <style:paragraph-properties fo:text-align="justify" style:justify-single-word="false"/>
      <style:text-properties fo:font-style="normal" officeooo:rsid="000d0fa1" officeooo:paragraph-rsid="000d0fa1" style:font-style-asian="normal" style:font-style-complex="normal"/>
    </style:style>
    <style:style style:name="P10" style:family="paragraph" style:parent-style-name="Standard">
      <style:paragraph-properties fo:text-align="justify" style:justify-single-word="false"/>
      <style:text-properties fo:font-style="normal" officeooo:paragraph-rsid="001581be" style:font-style-asian="normal" style:font-style-complex="normal"/>
    </style:style>
    <style:style style:name="P11" style:family="paragraph" style:parent-style-name="Standard">
      <style:paragraph-properties fo:text-align="justify" style:justify-single-word="false"/>
      <style:text-properties fo:font-style="normal" officeooo:paragraph-rsid="000d0fa1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officeooo:paragraph-rsid="0015bf44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17a173" officeooo:paragraph-rsid="0017a173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officeooo:paragraph-rsid="000d0fa1"/>
    </style:style>
    <style:style style:name="P15" style:family="paragraph" style:parent-style-name="Standard">
      <style:paragraph-properties fo:text-align="justify" style:justify-single-word="false"/>
      <style:text-properties officeooo:paragraph-rsid="00122f5e"/>
    </style:style>
    <style:style style:name="P16" style:family="paragraph" style:parent-style-name="Standard">
      <style:paragraph-properties fo:text-align="justify" style:justify-single-word="false"/>
      <style:text-properties officeooo:paragraph-rsid="00136343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17a173" officeooo:paragraph-rsid="0017a173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officeooo:rsid="000d0fa1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122f5e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1581be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d0fa1" style:font-weight-asian="normal" style:font-weight-complex="normal"/>
    </style:style>
    <style:style style:name="T8" style:family="text">
      <style:text-properties fo:font-weight="normal" officeooo:rsid="0010a222" style:font-weight-asian="normal" style:font-weight-complex="normal"/>
    </style:style>
    <style:style style:name="T9" style:family="text">
      <style:text-properties fo:font-weight="normal" officeooo:rsid="00116e94" style:font-weight-asian="normal" style:font-weight-complex="normal"/>
    </style:style>
    <style:style style:name="T10" style:family="text">
      <style:text-properties fo:font-weight="normal" officeooo:rsid="00122f5e" style:font-weight-asian="normal" style:font-weight-complex="normal"/>
    </style:style>
    <style:style style:name="T11" style:family="text">
      <style:text-properties fo:font-weight="normal" officeooo:rsid="00136343" style:font-weight-asian="normal" style:font-weight-complex="normal"/>
    </style:style>
    <style:style style:name="T12" style:family="text">
      <style:text-properties fo:font-weight="normal" officeooo:rsid="001581be" style:font-weight-asian="normal" style:font-weight-complex="normal"/>
    </style:style>
    <style:style style:name="T13" style:family="text">
      <style:text-properties officeooo:rsid="00122f5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Bibliographie</text:p>
      <text:p text:style-name="P5">Vincent Sarbach-Pulicani</text:p>
      <text:p text:style-name="P1"/>
      <text:p text:style-name="P2"/>
      <text:p text:style-name="P4">Sciences humaines</text:p>
      <text:p text:style-name="P3"/>
      <text:p text:style-name="P3"><text:span text:style-name="MinMaj">DELPORTE</text:span><text:span text:style-name="T5"> Christian, BLANDIN Claire et ROBINET François, </text:span><text:span text:style-name="T1">Histoire de la presse en France</text:span><text:span text:style-name="T5">,</text:span><text:span text:style-name="T1"> XXe - XXIe siècles</text:span><text:span text:style-name="T5">, Paris, Armand Colin, 2016 (coll. « Collection U »).</text:span></text:p>
      <text:p text:style-name="P9"/>
      <text:p text:style-name="P3">PACI Deborah, <text:span text:style-name="T1">Il mito del Risorgimento mediterraneo: Corsica e Malta tra politica e cultura nel ventennio fascista,</text:span> Thèse de doctorat en Histoire contemporaine, Nice, Université de Nice-Sophia-Antipolis (cotutelle avec l’université de Padoue), sous la direction de PELLEGRINETTI Jean-Paul, 2013.</text:p>
      <text:p text:style-name="P3"/>
      <text:p text:style-name="P3"><text:span text:style-name="T5">PELLEGRINETTI Jean-Paul, </text:span><text:span text:style-name="T1">La Corse et la République : la vie politique de la fin du second Empire au début du XXIe siècle</text:span><text:span text:style-name="T5">, Paris, Seuil, 2004. (coll. « XXe siècle »).</text:span></text:p>
      <text:p text:style-name="P9"/>
      <text:p text:style-name="P3">POLACCI Daniel, <text:span text:style-name="T1">Les autonomistes corses de l’entre-deux-guerres</text:span>, Mémoire de maîtrise, Aix-en-Provence, Université d’Aix-Marseille, sous la direction de GUIRAL Pierre, 1974.</text:p>
      <text:p text:style-name="P3"/>
      <text:p text:style-name="P3">ROGÉ Ysée, <text:span text:style-name="T1">Le corsisme et l’irrédentisme 1920-1946 : histoire du premier mouvement autonomiste corse et de sa compromission par l’Italie fasciste</text:span>, Thèse de doctorat en Histoire contemporaine, Paris, Université Paris 10 Nanterre, sous la direction de MUSIELDAK Didier, 2008.</text:p>
      <text:p text:style-name="P3"/>
      <text:p text:style-name="P3">SARBACH-PULICANI Vincent, <text:span text:style-name="T1">La presse corsiste et irrédentiste des années 1930 : étude comparative et quantitative des revues « A Muvra » et « Corsica antica e moderna » entre 1932 et 1939</text:span><text:span text:style-name="T5">, <text:s/>Mémoire d’histoire contemporaine, Université de Strasbourg, sous la direction de BOURGUINAT Nicolas, 2021.</text:span></text:p>
      <text:p text:style-name="P3"/>
      <text:p text:style-name="P4">Humanités numériques</text:p>
      <text:p text:style-name="P11"><text:span text:style-name="T7"/></text:p>
      <text:p text:style-name="P7"><text:span text:style-name="T7">DALBERA-STEFANAGGI M.-J. &amp; RETALI-MEDORI S., « Trente ans de dialectologie corse : autour du programme Nouvel Atlas Linguistique et Ethnographique de la Corse et Banque de Données Langue Corse. », </text:span><text:span text:style-name="T2">Actes du colloque Tribune des chercheurs, études en linguistique</text:span><text:span text:style-name="T7">, Bastia, Société des Sciences Historiques et Naturelles de la Corse, </text:span><text:span text:style-name="T9">2015</text:span><text:span text:style-name="T7">, <text:s/>p. 17 </text:span><text:span text:style-name="T10">à </text:span><text:span text:style-name="T7">25 </text:span><text:span text:style-name="T10">(coll. « Corse d’hier et de main – Nouvelle série »).</text:span></text:p>
      <text:p text:style-name="P7"><text:span text:style-name="T10"/></text:p>
      <text:p text:style-name="P6"><text:span text:style-name="T8">KEVERS</text:span><text:span text:style-name="T7"> </text:span><text:span text:style-name="T8">Laurent</text:span><text:span text:style-name="T7">, </text:span><text:span text:style-name="T8">GUENIOT</text:span><text:span text:style-name="T7"> Florian, </text:span><text:span text:style-name="T8">TOGNOTTI</text:span><text:span text:style-name="T7"> A. Ghjacumina, </text:span><text:span text:style-name="T8">RETALI</text:span><text:span text:style-name="T7"> </text:span><text:span text:style-name="T8">MEDORI</text:span><text:span text:style-name="T7"> Stella, « Outiller une langue peu dotée grâce au TALN : l’exemple du corse et BDLC », </text:span><text:span text:style-name="T2">26e Conférence sur le Traitement Automatique des Langues Naturelles</text:span><text:span text:style-name="T7">, Toulouse, 2019, p. 371 </text:span><text:span text:style-name="T8">à </text:span><text:span text:style-name="T7">380.</text:span></text:p>
      <text:p text:style-name="P6"><text:span text:style-name="T7"/></text:p>
      <text:p text:style-name="P10"><text:span text:style-name="T7">LEIXA J., MAPELLI V. &amp; CHOUKRI K., </text:span><text:span text:style-name="T2">Inventaire des ressources linguistiques des langues de France,</text:span><text:span text:style-name="T7"> ELDA, </text:span><text:span text:style-name="T12">2014</text:span><text:span text:style-name="T7">. Accessible à l’adresse :</text:span></text:p>
      <text:p text:style-name="P12"><text:span text:style-name="T7">&lt;http ://www.elda.org/media/filer_public/2014/12/17/rapport_dglflf_05112014-1.pdf &gt;</text:span></text:p>
      <text:p text:style-name="P12"><text:span text:style-name="T7"/></text:p>
      <text:p text:style-name="P8"><text:span text:style-name="T10">MARCELLESI J.-B., « La définition des langues en domaine roman : les enseignements à tirer de la situation corse. », </text:span><text:span text:style-name="T3">Actes du Congrès de Linguistique et de Philologie Romanes 5</text:span><text:span text:style-name="T10">, Aix-en-Provence, </text:span><text:span text:style-name="T11">1984</text:span><text:span text:style-name="T10">, <text:s/>p. 307 </text:span><text:span text:style-name="T11">à </text:span><text:span text:style-name="T10">314.</text:span></text:p>
      <text:p text:style-name="P8"><text:span text:style-name="T10"/></text:p>
      <text:p text:style-name="P7"><text:soft-page-break/><text:span text:style-name="T10">VERGEZ-COURET </text:span><text:span text:style-name="T11">M.</text:span><text:span text:style-name="T10">, BERNHARD </text:span><text:span text:style-name="T11">D.</text:span><text:span text:style-name="T10">, LIGOZAT A.-L., ELOY </text:span><text:span text:style-name="T11">J.-M. </text:span><text:span text:style-name="T10">&amp; REY </text:span><text:span text:style-name="T11">C.</text:span><text:span text:style-name="T10">, </text:span><text:span text:style-name="T3">TALaRE 2015 - Traitement Automatique des Langues Régionales de France et d’Europe. Atelier de TALN 2015</text:span><text:span text:style-name="T10">, Caen, </text:span><text:span text:style-name="T11">2015</text:span><text:span text:style-name="T10">.</text:span></text:p>
      <text:p text:style-name="P7"><text:span text:style-name="T10"/></text:p>
      <text:p text:style-name="P17"><text:span text:style-name="T13">C</text:span>ommentaire</text:p>
      <text:p text:style-name="P17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inMaj" style:family="text">
      <style:text-properties fo:font-variant="small-caps" fo:font-style="normal" officeooo:rsid="000d0fa1" style:font-style-asian="normal" style:font-style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6T10:18:06.026850110</meta:creation-date>
    <dc:date>2021-12-17T11:49:19.866641669</dc:date>
    <meta:editing-duration>PT4H45M22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2" meta:paragraph-count="17" meta:word-count="401" meta:character-count="2717" meta:non-whitespace-character-count="2329"/>
  </office:meta>
</office:document-meta>
</file>